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6b0b" officeooo:paragraph-rsid="001cc2c8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Arial1" officeooo:rsid="001c14f8"/>
    </style:style>
    <style:style style:name="P4" style:family="paragraph" style:parent-style-name="Standard">
      <style:text-properties style:font-name="Arial1" fo:font-weight="normal" officeooo:rsid="001c637f" officeooo:paragraph-rsid="001c637f" style:font-weight-asian="normal" style:font-weight-complex="normal"/>
    </style:style>
    <style:style style:name="P5" style:family="paragraph" style:parent-style-name="Standard">
      <style:text-properties style:font-name="Arial1" fo:font-weight="normal" officeooo:rsid="001c6b0b" officeooo:paragraph-rsid="001c6b0b" style:font-weight-asian="normal" style:font-weight-complex="normal"/>
    </style:style>
    <style:style style:name="P6" style:family="paragraph" style:parent-style-name="Standard">
      <style:text-properties style:font-name="Arial1" fo:font-weight="normal" officeooo:rsid="00211b8a" officeooo:paragraph-rsid="00211b8a" style:font-weight-asian="normal" style:font-weight-complex="normal"/>
    </style:style>
    <style:style style:name="P7" style:family="paragraph" style:parent-style-name="Standard">
      <style:text-properties style:font-name="Arial1" style:text-underline-style="none" fo:font-weight="normal" officeooo:rsid="001cf28e" officeooo:paragraph-rsid="001cc2c8" style:font-weight-asian="normal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font-name="Arial1" style:text-underline-style="none" fo:font-weight="normal" officeooo:rsid="0008fc4f" officeooo:paragraph-rsid="002315a3" style:font-weight-asian="normal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Arial1" style:text-underline-style="none" fo:font-weight="normal" officeooo:rsid="002315a3" officeooo:paragraph-rsid="002315a3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5pt" style:text-underline-style="solid" style:text-underline-width="auto" style:text-underline-color="font-color" fo:font-weight="bold" officeooo:rsid="001c14f8" officeooo:paragraph-rsid="002315a3" style:font-size-asian="15pt" style:font-weight-asian="bold" style:font-size-complex="15pt" style:font-weight-complex="bold"/>
    </style:style>
    <style:style style:name="P11" style:family="paragraph" style:parent-style-name="Standard">
      <style:text-properties style:text-underline-style="none" fo:font-weight="normal" officeooo:rsid="001cf28e" officeooo:paragraph-rsid="001cc2c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cf28e" officeooo:paragraph-rsid="002315a3" style:font-weight-asian="normal" style:font-weight-complex="normal"/>
    </style:style>
    <style:style style:name="P13" style:family="paragraph" style:parent-style-name="Standard">
      <style:text-properties officeooo:paragraph-rsid="002315a3"/>
    </style:style>
    <style:style style:name="P14" style:family="paragraph" style:parent-style-name="Standard" style:list-style-name="L1">
      <style:paragraph-properties>
        <style:tab-stops/>
      </style:paragraph-properties>
      <style:text-properties style:font-name="Arial1" style:text-underline-style="none" fo:font-weight="normal" officeooo:rsid="002315a3" officeooo:paragraph-rsid="002315a3" style:font-weight-asian="normal" style:font-weight-complex="normal"/>
    </style:style>
    <style:style style:name="P15" style:family="paragraph" style:parent-style-name="Standard" style:list-style-name="L2">
      <style:text-properties style:font-name="Arial1" fo:font-weight="normal" officeooo:rsid="001c637f" officeooo:paragraph-rsid="001c637f" style:font-weight-asian="normal" style:font-weight-complex="normal"/>
    </style:style>
    <style:style style:name="P16" style:family="paragraph" style:parent-style-name="Standard" style:list-style-name="L3">
      <style:text-properties style:font-name="Arial1" fo:font-weight="normal" officeooo:rsid="001c637f" officeooo:paragraph-rsid="001c637f" style:font-weight-asian="normal" style:font-weight-complex="normal"/>
    </style:style>
    <style:style style:name="P17" style:family="paragraph" style:parent-style-name="Standard" style:list-style-name="L2">
      <style:text-properties style:font-name="Arial1" fo:font-weight="normal" officeooo:rsid="00211b8a" officeooo:paragraph-rsid="00211b8a" style:font-weight-asian="normal" style:font-weight-complex="normal"/>
    </style:style>
    <style:style style:name="P18" style:family="paragraph" style:parent-style-name="Standard" style:list-style-name="L4">
      <style:text-properties style:font-name="Arial1" fo:font-style="italic" fo:font-weight="normal" officeooo:rsid="001c6b0b" officeooo:paragraph-rsid="001c6b0b" style:font-style-asian="italic" style:font-weight-asian="normal" style:font-style-complex="italic" style:font-weight-complex="normal"/>
    </style:style>
    <style:style style:name="P19" style:family="paragraph" style:parent-style-name="Standard" style:list-style-name="L4">
      <style:text-properties officeooo:rsid="001c637f" officeooo:paragraph-rsid="001c637f"/>
    </style:style>
    <style:style style:name="P20" style:family="paragraph" style:parent-style-name="Standard" style:list-style-name="L4">
      <style:text-properties fo:font-weight="bold" officeooo:rsid="001c6b0b" officeooo:paragraph-rsid="001c6b0b" style:font-weight-asian="bold" style:font-weight-complex="bold"/>
    </style:style>
    <style:style style:name="T1" style:family="text">
      <style:text-properties style:font-name="Arial1"/>
    </style:style>
    <style:style style:name="T2" style:family="text">
      <style:text-properties style:font-name="Arial1" officeooo:rsid="001c14f8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fo:font-weight="normal" officeooo:rsid="002315a3" style:font-weight-asian="normal" style:font-weight-complex="normal"/>
    </style:style>
    <style:style style:name="T5" style:family="text">
      <style:text-properties style:font-name="Arial1" fo:font-weight="normal" officeooo:rsid="0025345b" style:font-weight-asian="normal" style:font-weight-complex="normal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weight="bold" officeooo:rsid="002315a3" style:font-weight-asian="bold" style:font-weight-complex="bold"/>
    </style:style>
    <style:style style:name="T8" style:family="text">
      <style:text-properties style:font-name="Arial1" style:text-underline-style="none" fo:font-weight="normal" officeooo:rsid="001cf28e" style:font-weight-asian="normal" style:font-weight-complex="normal"/>
    </style:style>
    <style:style style:name="T9" style:family="text">
      <style:text-properties style:font-name="Arial1" style:text-underline-style="none" fo:font-weight="normal" officeooo:rsid="001cc2c8" style:font-weight-asian="normal" style:font-weight-complex="normal"/>
    </style:style>
    <style:style style:name="T10" style:family="text">
      <style:text-properties style:font-name="Arial1" officeooo:rsid="001cc2c8"/>
    </style:style>
    <style:style style:name="T11" style:family="text">
      <style:text-properties style:font-name="Arial1" style:text-underline-style="solid" style:text-underline-width="auto" style:text-underline-color="font-color" officeooo:rsid="001c637f"/>
    </style:style>
    <style:style style:name="T12" style:family="text">
      <style:text-properties style:font-name="Arial1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font-name="Arial1" style:text-underline-style="solid" style:text-underline-width="auto" style:text-underline-color="font-color" fo:font-weight="normal" officeooo:rsid="002315a3" style:font-weight-asian="normal" style:font-weight-complex="normal"/>
    </style:style>
    <style:style style:name="T14" style:family="text">
      <style:text-properties style:font-name="Arial1" style:text-underline-style="solid" style:text-underline-width="auto" style:text-underline-color="font-color" fo:font-weight="normal" officeooo:rsid="001cf28e" style:font-weight-asian="normal" style:font-weight-complex="normal"/>
    </style:style>
    <style:style style:name="T15" style:family="text">
      <style:text-properties style:font-name="Arial1" officeooo:rsid="002315a3"/>
    </style:style>
    <style:style style:name="T16" style:family="text">
      <style:text-properties style:font-name="Arial1" fo:font-style="italic" officeooo:rsid="002315a3" style:font-style-asian="italic" style:font-style-complex="italic"/>
    </style:style>
    <style:style style:name="T17" style:family="text">
      <style:text-properties style:font-name="Arial1" fo:font-style="italic" style:text-underline-style="solid" style:text-underline-width="auto" style:text-underline-color="font-color" officeooo:rsid="002315a3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fce29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2315a3"/>
    </style:style>
    <style:style style:name="T22" style:family="text">
      <style:text-properties style:text-underline-style="none" fo:font-weight="normal" officeooo:rsid="001cf28e" style:font-weight-asian="normal" style:font-weight-complex="normal"/>
    </style:style>
    <style:style style:name="T2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4" style:family="text">
      <style:text-properties style:font-name="Arial" fo:font-style="normal" officeooo:rsid="002315a3" style:font-style-asian="normal" style:font-style-complex="normal"/>
    </style:style>
    <style:style style:name="T25" style:family="text">
      <style:text-properties style:font-name="Arial" fo:font-style="normal" style:text-underline-style="none" fo:font-weight="bold" officeooo:rsid="002315a3" style:font-style-asian="normal" style:font-weight-asian="bold" style:font-style-complex="normal" style:font-weight-complex="bold"/>
    </style:style>
    <style:style style:name="T26" style:family="text">
      <style:text-properties style:font-name="Arial" fo:font-style="normal" style:text-underline-style="none" fo:font-weight="bold" officeooo:rsid="0021cc4e" style:font-style-asian="normal" style:font-weight-asian="bold" style:font-style-complex="normal" style:font-weight-complex="bold"/>
    </style:style>
    <style:style style:name="T27" style:family="text">
      <style:text-properties style:font-name="Arial" fo:font-style="normal" style:text-underline-style="none" fo:font-weight="normal" officeooo:rsid="002315a3" style:font-style-asian="normal" style:font-weight-asian="normal" style:font-style-complex="normal" style:font-weight-complex="normal"/>
    </style:style>
    <style:style style:name="T28" style:family="text">
      <style:text-properties style:font-name="Arial" fo:font-style="italic" fo:font-weight="bold" officeooo:rsid="002315a3" style:font-style-asian="italic" style:font-weight-asian="bold" style:font-style-complex="italic" style:font-weight-complex="bold"/>
    </style:style>
    <style:style style:name="T29" style:family="text">
      <style:text-properties style:font-name="Arial" fo:font-style="italic" officeooo:rsid="002315a3" style:font-style-asian="italic" style:font-style-complex="italic"/>
    </style:style>
    <style:style style:name="T30" style:family="text">
      <style:text-properties officeooo:rsid="002534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sponder encuesta:</text:p>
      <text:p text:style-name="P3"/>
      <text:p text:style-name="P8">-<text:span text:style-name="T23">Actores:</text:span></text:p>
      <text:list xml:id="list5999391424560289395" text:style-name="L1">
        <text:list-item>
          <text:p text:style-name="P14">Encuestador (primario).</text:p>
        </text:list-item>
      </text:list>
      <text:p text:style-name="P9"/>
      <text:p text:style-name="P2"><text:span text:style-name="T2">-</text:span><text:span text:style-name="T11">Pre-condiciones:</text:span></text:p>
      <text:list xml:id="list8098431852231208094" text:style-name="L2">
        <text:list-item>
          <text:p text:style-name="P15">La llamada del encuestador y contacto está en curso.</text:p>
        </text:list-item>
        <text:list-item>
          <text:p text:style-name="P15">Contacto aceptó responder encuesta.</text:p>
        </text:list-item>
        <text:list-item>
          <text:p text:style-name="P17"><text:span text:style-name="T21">L</text:span>a plataforma de encuesta<text:span text:style-name="T21">s</text:span> no está caída.</text:p>
        </text:list-item>
      </text:list>
      <text:p text:style-name="P6"/>
      <text:p text:style-name="P4">-<text:span text:style-name="T20">Post-condiciones:</text:span></text:p>
      <text:list xml:id="list993784911102859930" text:style-name="L3">
        <text:list-item>
          <text:p text:style-name="P16">Sistema guarda datos de encuesta<text:span text:style-name="T19">s</text:span> (fecha, hora, respuestas).</text:p>
        </text:list-item>
      </text:list>
      <text:p text:style-name="P4"/>
      <text:p text:style-name="P4">-<text:span text:style-name="T20">Curso normal:</text:span></text:p>
      <text:list xml:id="list8419065516583378263" text:style-name="L4">
        <text:list-item>
          <text:p text:style-name="P19"><text:span text:style-name="T12">Sistema</text:span><text:span text:style-name="T3"> carga encuesta.</text:span></text:p>
        </text:list-item>
        <text:list-item>
          <text:p text:style-name="P19"><text:span text:style-name="T6">Encuestador</text:span><text:span text:style-name="T3"> realiza pregunta a </text:span><text:span text:style-name="T12">contacto</text:span><text:span text:style-name="T3">.</text:span></text:p>
        </text:list-item>
        <text:list-item>
          <text:p text:style-name="P19"><text:span text:style-name="T12">Contacto</text:span><text:span text:style-name="T3"> responde a </text:span><text:span text:style-name="T6">encuestador</text:span><text:span text:style-name="T3">.</text:span></text:p>
        </text:list-item>
        <text:list-item>
          <text:p text:style-name="P20"><text:span text:style-name="T1">Encuestador</text:span><text:span text:style-name="T3"> </text:span><text:span text:style-name="T4">completa</text:span><text:span text:style-name="T3"> </text:span><text:span text:style-name="T5">casilla correspondiente</text:span><text:span text:style-name="T3"> con la respuesta </text:span><text:span text:style-name="T4">dada</text:span><text:span text:style-name="T3">.</text:span></text:p>
          <text:p text:style-name="P18"><text:span text:style-name="T18">Encuestador </text:span>y <text:span text:style-name="T20">contacto</text:span> repiten pasos 3 a <text:span text:style-name="T30">4</text:span> hasta responder todas las preguntas.</text:p>
        </text:list-item>
        <text:list-item>
          <text:p text:style-name="P20"><text:span text:style-name="T1">Encuestador </text:span><text:span text:style-name="T3">envía </text:span><text:span text:style-name="T4">al </text:span><text:span text:style-name="T13">sistema</text:span><text:span text:style-name="T4"> la</text:span><text:span text:style-name="T3"> encuesta completada.</text:span></text:p>
        </text:list-item>
      </text:list>
      <text:p text:style-name="P5"/>
      <text:p text:style-name="P5">-<text:span text:style-name="T20">Curso alternativo:</text:span></text:p>
      <text:p text:style-name="P5"><text:tab/>2-5.a. Llamada se corta.</text:p>
      <text:p text:style-name="P1"><text:span text:style-name="T3"><text:tab/><text:tab/>2-5.a.1</text:span><text:span text:style-name="T8"> </text:span><text:span text:style-name="T14">Sistema</text:span><text:span text:style-name="T8"> muestra opción de volver a llamar o buscar nuevo contacto.</text:span></text:p>
      <text:p text:style-name="P13"><text:span text:style-name="T22"><text:tab/><text:tab/></text:span><text:span text:style-name="T9">2-5-a.2</text:span><text:span text:style-name="T8"> </text:span><text:span text:style-name="T26">Encuestador</text:span><text:span text:style-name="T25"> </text:span><text:span text:style-name="T27">elige opción de volver a llamar.</text:span></text:p>
      <text:p text:style-name="P12"><text:span text:style-name="T24"><text:tab/><text:tab/><text:tab/></text:span><text:span text:style-name="T28">Encuestador</text:span><text:span text:style-name="T29"> vuelve al paso 2 del curso normal de </text:span><text:a xlink:type="simple" xlink:href="../Hacer%20llamada.odt" text:style-name="Internet_20_link" text:visited-style-name="Visited_20_Internet_20_Link"><text:span text:style-name="T29">Hacer llamada</text:span></text:a><text:span text:style-name="T24">.</text:span></text:p>
      <text:p text:style-name="P11"><text:span text:style-name="T1"><text:tab/><text:tab/><text:tab/></text:span><text:span text:style-name="T10">2-5.a.2.a. </text:span><text:span text:style-name="T7">Encuestado</text:span><text:span text:style-name="T15">r elige opción de buscar nuevo contacto.</text:span></text:p>
      <text:p text:style-name="P12"><text:span text:style-name="T15"><text:tab/><text:tab/><text:tab/></text:span><text:span text:style-name="T16"><text:tab/> <text:s text:c="5"/></text:span><text:span text:style-name="T17">Sistema</text:span><text:span text:style-name="T16"> vuelve al paso 2 del curso normal de </text:span><text:a xlink:type="simple" xlink:href="../Hacer%20llamada.odt" text:style-name="Internet_20_link" text:visited-style-name="Visited_20_Internet_20_Link"><text:span text:style-name="T29">Hacer llamada</text:span></text:a><text:span text:style-name="T24">.</text:span></text:p>
      <text:p text:style-name="P7"><text:tab/><text:tab/>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11-06T18:40:43.536740431</dc:date>
    <meta:editing-duration>PT1H10M34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143" meta:character-count="971" meta:non-whitespace-character-count="838"/>
  </office:meta>
</office:document-meta>
</file>